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ommunikation mellan sidor</text:p>
      <text:p text:style-name="Standard"/>
      <text:p text:style-name="Standard">querystring(get), post</text:p>
      <text:p text:style-name="Standard"/>
      <text:p text:style-name="Standard"/>
      <text:p text:style-name="Standard">Session – kommunikation mellan sidor på samma server</text:p>
      <text:p text:style-name="Standard"/>
      <text:p text:style-name="Standard"/>
      <text:p text:style-name="Standard"/>
      <text:p text:style-name="Standard">SQL Transaction – kolla upp !!</text:p>
      <text:p text:style-name="Standard"/>
      <text:p text:style-name="Standard">SQL inner join (join) koll UP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09T12:57:57.34</meta:creation-date>
    <meta:generator>OpenOffice/4.1.3$Win32 OpenOffice.org_project/413m1$Build-9783</meta:generator>
    <dc:date>2017-08-11T14:02:08.82</dc:date>
    <dc:creator>Niklas Johansson</dc:creator>
    <meta:editing-duration>P2DT1H4M10S</meta:editing-duration>
    <meta:editing-cycles>3</meta:editing-cycles>
    <meta:document-statistic meta:table-count="0" meta:image-count="0" meta:object-count="0" meta:page-count="1" meta:paragraph-count="5" meta:word-count="25" meta:character-count="161"/>
  </office:meta>
</office:document-meta>
</file>